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e64" officeooo:paragraph-rsid="0000d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slkdfjlsdj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9:38:30.307954541</meta:creation-date>
    <dc:date>2024-08-13T19:42:10.796839449</dc:date>
    <meta:editing-duration>PT3M43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